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77.76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73.5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43.26pt"/>
    </style:style>
    <style:style style:name="co6" style:family="table-column">
      <style:table-column-properties fo:break-before="auto" style:column-width="162.74pt"/>
    </style:style>
    <style:style style:name="co7" style:family="table-column">
      <style:table-column-properties fo:break-before="auto" style:column-width="142.5pt"/>
    </style:style>
    <style:style style:name="co8" style:family="table-column">
      <style:table-column-properties fo:break-before="auto" style:column-width="33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afenmap_5f_poi">
      <style:table-properties table:display="true" style:writing-mode="lr-tb"/>
    </style:style>
    <style:style style:name="ta2" style:family="table" style:master-page-name="PageStyle_5f_lis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79.34&amp;y=-36.44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-20&amp;y=15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79.54&amp;y=-42.82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0.07&amp;y=0.25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-39.1&amp;y=61.1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-1.97&amp;y=-57.02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style:hyperlink xlink:href="http://odditown.com/haven/map/#x=60&amp;y=-46&amp;zoom=9" xlink:type="simple"/>
      </style:table-cell-properties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79.34&amp;y=-36.44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20&amp;y=1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79.54&amp;y=-42.8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0.07&amp;y=0.25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39.1&amp;y=61.1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-1.97&amp;y=-57.02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://hafenmap-jodd.rhcloud.com/#&amp;level=land&amp;x=60&amp;y=-46&amp;zoom=9&amp;spreadsheet=14-zDmLOtP9K4G6t4DdbE0WibPVPG27WLdfkDYaLqhB0&amp;tileset=tiles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lists.$A$1:.$A$1048576])" table:allow-empty-cell="true" table:display-list="unsorted" table:base-cell-address="hafenmap_poi.A2"/>
        <table:content-validation table:name="val2" table:condition="of:cell-content-is-in-list([$lists.$B$1:.$B$1048576])" table:allow-empty-cell="true" table:display-list="unsorted" table:base-cell-address="hafenmap_poi.C2"/>
        <table:content-validation table:name="val3" table:condition="of:cell-content-is-decimal-number() and cell-content-is-between(-10000,10000)" table:allow-empty-cell="true" table:base-cell-address="hafenmap_poi.D2"/>
        <table:content-validation table:name="val4" table:condition="of:cell-content-is-decimal-number() and cell-content()&gt;=0" table:allow-empty-cell="true" table:base-cell-address="hafenmap_poi.F2"/>
      </table:content-validations>
      <table:table table:name="hafenmap_p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4" office:value-type="string" calcext:value-type="string">
            <text:p>Essence</text:p>
          </table:table-cell>
          <table:table-cell table:style-name="ce4" office:value-type="string" calcext:value-type="string">
            <text:p>Substance</text:p>
          </table:table-cell>
          <table:table-cell table:style-name="ce4" office:value-type="string" calcext:value-type="string">
            <text:p>Vitality</text:p>
          </table:table-cell>
          <table:table-cell table:style-name="ce4" office:value-type="string" calcext:value-type="string">
            <text:p>AvgQuality</text:p>
          </table:table-cell>
          <table:table-cell table:style-name="ce15" office:value-type="string" calcext:value-type="string">
            <text:p>MapLink</text:p>
          </table:table-cell>
          <table:table-cell table:style-name="ce15" office:value-type="string" calcext:value-type="string">
            <text:p>MapLink2</text:p>
          </table:table-cell>
          <table:table-cell table:number-columns-repeated="1013"/>
        </table:table-row>
        <table:table-row table:style-name="ro1">
          <table:table-cell table:style-name="ce2" table:content-validation-name="val1"/>
          <table:table-cell table:style-name="ce5" office:value-type="string" calcext:value-type="string">
            <text:p>Sand Cat Tavern</text:p>
          </table:table-cell>
          <table:table-cell table:style-name="ce8" table:content-validation-name="val2" office:value-type="string" calcext:value-type="string">
            <text:p>land</text:p>
          </table:table-cell>
          <table:table-cell table:style-name="ce10" table:content-validation-name="val3" office:value-type="float" office:value="79.34" calcext:value-type="float">
            <text:p>79.34</text:p>
          </table:table-cell>
          <table:table-cell table:style-name="ce10" table:content-validation-name="val3" office:value-type="float" office:value="-36.44" calcext:value-type="float">
            <text:p>-36.44</text:p>
          </table:table-cell>
          <table:table-cell table:number-columns-repeated="3" table:style-name="ce12" table:content-validation-name="val4" office:value-type="float" office:value="0" calcext:value-type="float">
            <text:p>0</text:p>
          </table:table-cell>
          <table:table-cell table:style-name="ce14" table:formula="of:=ROUND(SQRT(([.F2]*[.F2]+[.G2]*[.G2]+[.H2]*[.H2])/3);0)" office:value-type="float" office:value="0" calcext:value-type="float">
            <text:p>0</text:p>
          </table:table-cell>
          <table:table-cell table:style-name="ce16" table:formula="of:=HYPERLINK(CONCATENATE(&quot;http://odditown.com/haven/map/#x=&quot;;[.D2];&quot;&amp;y=&quot;;[.E2];&quot;&amp;zoom=9&quot;))" office:value-type="string" office:string-value="http://odditown.com/haven/map/#x=79.34&amp;y=-36.44&amp;zoom=9" calcext:value-type="string">
            <text:p>http://odditown.com/haven/map/#x=79.34&amp;y=-36.44&amp;zoom=9</text:p>
          </table:table-cell>
          <table:table-cell table:style-name="ce23" table:formula="of:=HYPERLINK(CONCATENATE(&quot;http://hafenmap-jodd.rhcloud.com/#&amp;level=&quot;;[.C2]; &quot;&amp;x=&quot;;[.D2];&quot;&amp;y=&quot;;[.E2];&quot;&amp;zoom=9&amp;spreadsheet=&quot;; [$lists.$C$1]; &quot;&amp;tileset=&quot;; [$lists.$D$1]))" office:value-type="string" office:string-value="http://hafenmap-jodd.rhcloud.com/#&amp;level=land&amp;x=79.34&amp;y=-36.44&amp;zoom=9&amp;spreadsheet=14-zDmLOtP9K4G6t4DdbE0WibPVPG27WLdfkDYaLqhB0&amp;tileset=tiles/" calcext:value-type="string">
            <text:p>http://hafenmap-jodd.rhcloud.com/#&amp;level=land&amp;x=79.34&amp;y=-36.44&amp;zoom=9&amp;spreadsheet=14-zDmLOtP9K4G6t4DdbE0WibPVPG27WLdfkDYaLqhB0&amp;tileset=tiles/</text:p>
          </table:table-cell>
          <table:table-cell table:number-columns-repeated="1013"/>
        </table:table-row>
        <table:table-row table:style-name="ro2">
          <table:table-cell table:style-name="ce3" table:content-validation-name="val1"/>
          <table:table-cell table:style-name="ce6" office:value-type="string" calcext:value-type="string">
            <text:p>Sevillian Community Market</text:p>
          </table:table-cell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-20" calcext:value-type="float">
            <text:p>-20.00</text:p>
          </table:table-cell>
          <table:table-cell table:style-name="ce11" table:content-validation-name="val3" office:value-type="float" office:value="15" calcext:value-type="float">
            <text:p>15.00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3]*[.F3]+[.G3]*[.G3]+[.H3]*[.H3])/3);0)" office:value-type="float" office:value="0" calcext:value-type="float">
            <text:p>0</text:p>
          </table:table-cell>
          <table:table-cell table:style-name="ce17" table:formula="of:=HYPERLINK(CONCATENATE(&quot;http://odditown.com/haven/map/#x=&quot;;[.D3];&quot;&amp;y=&quot;;[.E3];&quot;&amp;zoom=9&quot;))" office:value-type="string" office:string-value="http://odditown.com/haven/map/#x=-20&amp;y=15&amp;zoom=9" calcext:value-type="string">
            <text:p>http://odditown.com/haven/map/#x=-20&amp;y=15&amp;zoom=9</text:p>
          </table:table-cell>
          <table:table-cell table:style-name="ce24" table:formula="of:=HYPERLINK(CONCATENATE(&quot;http://hafenmap-jodd.rhcloud.com/#&amp;level=&quot;;[.C3]; &quot;&amp;x=&quot;;[.D3];&quot;&amp;y=&quot;;[.E3];&quot;&amp;zoom=9&amp;spreadsheet=&quot;; [$lists.$C$1]; &quot;&amp;tileset=&quot;; [$lists.$D$1]))" office:value-type="string" office:string-value="http://hafenmap-jodd.rhcloud.com/#&amp;level=land&amp;x=-20&amp;y=15&amp;zoom=9&amp;spreadsheet=14-zDmLOtP9K4G6t4DdbE0WibPVPG27WLdfkDYaLqhB0&amp;tileset=tiles/" calcext:value-type="string">
            <text:p>http://hafenmap-jodd.rhcloud.com/#&amp;level=land&amp;x=-20&amp;y=15&amp;zoom=9&amp;spreadsheet=14-zDmLOtP9K4G6t4DdbE0WibPVPG27WLdfkDYaLqhB0&amp;tileset=tiles/</text:p>
          </table:table-cell>
          <table:table-cell table:number-columns-repeated="1013"/>
        </table:table-row>
        <table:table-row table:style-name="ro1">
          <table:table-cell table:style-name="ce3" table:content-validation-name="val1" office:value-type="string" calcext:value-type="string">
            <text:p>Jotun Mussel</text:p>
          </table:table-cell>
          <table:table-cell table:style-name="ce6"/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79.54" calcext:value-type="float">
            <text:p>79.54</text:p>
          </table:table-cell>
          <table:table-cell table:style-name="ce11" table:content-validation-name="val3" office:value-type="float" office:value="-42.82" calcext:value-type="float">
            <text:p>-42.82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4]*[.F4]+[.G4]*[.G4]+[.H4]*[.H4])/3);0)" office:value-type="float" office:value="0" calcext:value-type="float">
            <text:p>0</text:p>
          </table:table-cell>
          <table:table-cell table:style-name="ce18" table:formula="of:=HYPERLINK(CONCATENATE(&quot;http://odditown.com/haven/map/#x=&quot;;[.D4];&quot;&amp;y=&quot;;[.E4];&quot;&amp;zoom=9&quot;))" office:value-type="string" office:string-value="http://odditown.com/haven/map/#x=79.54&amp;y=-42.82&amp;zoom=9" calcext:value-type="string">
            <text:p>http://odditown.com/haven/map/#x=79.54&amp;y=-42.82&amp;zoom=9</text:p>
          </table:table-cell>
          <table:table-cell table:style-name="ce25" table:formula="of:=HYPERLINK(CONCATENATE(&quot;http://hafenmap-jodd.rhcloud.com/#&amp;level=&quot;;[.C4]; &quot;&amp;x=&quot;;[.D4];&quot;&amp;y=&quot;;[.E4];&quot;&amp;zoom=9&amp;spreadsheet=&quot;; [$lists.$C$1]; &quot;&amp;tileset=&quot;; [$lists.$D$1]))" office:value-type="string" office:string-value="http://hafenmap-jodd.rhcloud.com/#&amp;level=land&amp;x=79.54&amp;y=-42.82&amp;zoom=9&amp;spreadsheet=14-zDmLOtP9K4G6t4DdbE0WibPVPG27WLdfkDYaLqhB0&amp;tileset=tiles/" calcext:value-type="string">
            <text:p>http://hafenmap-jodd.rhcloud.com/#&amp;level=land&amp;x=79.54&amp;y=-42.82&amp;zoom=9&amp;spreadsheet=14-zDmLOtP9K4G6t4DdbE0WibPVPG27WLdfkDYaLqhB0&amp;tileset=tiles/</text:p>
          </table:table-cell>
          <table:table-cell table:number-columns-repeated="1013"/>
        </table:table-row>
        <table:table-row table:style-name="ro1">
          <table:table-cell table:style-name="ce3" table:content-validation-name="val1"/>
          <table:table-cell table:style-name="ce6" office:value-type="string" calcext:value-type="string">
            <text:p>Ring of Brodgar</text:p>
          </table:table-cell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0.07" calcext:value-type="float">
            <text:p>0.07</text:p>
          </table:table-cell>
          <table:table-cell table:style-name="ce11" table:content-validation-name="val3" office:value-type="float" office:value="0.25" calcext:value-type="float">
            <text:p>0.25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5]*[.F5]+[.G5]*[.G5]+[.H5]*[.H5])/3);0)" office:value-type="float" office:value="0" calcext:value-type="float">
            <text:p>0</text:p>
          </table:table-cell>
          <table:table-cell table:style-name="ce19" table:formula="of:=HYPERLINK(CONCATENATE(&quot;http://odditown.com/haven/map/#x=&quot;;[.D5];&quot;&amp;y=&quot;;[.E5];&quot;&amp;zoom=9&quot;))" office:value-type="string" office:string-value="http://odditown.com/haven/map/#x=0.07&amp;y=0.25&amp;zoom=9" calcext:value-type="string">
            <text:p>http://odditown.com/haven/map/#x=0.07&amp;y=0.25&amp;zoom=9</text:p>
          </table:table-cell>
          <table:table-cell table:style-name="ce26" table:formula="of:=HYPERLINK(CONCATENATE(&quot;http://hafenmap-jodd.rhcloud.com/#&amp;level=&quot;;[.C5]; &quot;&amp;x=&quot;;[.D5];&quot;&amp;y=&quot;;[.E5];&quot;&amp;zoom=9&amp;spreadsheet=&quot;; [$lists.$C$1]; &quot;&amp;tileset=&quot;; [$lists.$D$1]))" office:value-type="string" office:string-value="http://hafenmap-jodd.rhcloud.com/#&amp;level=land&amp;x=0.07&amp;y=0.25&amp;zoom=9&amp;spreadsheet=14-zDmLOtP9K4G6t4DdbE0WibPVPG27WLdfkDYaLqhB0&amp;tileset=tiles/" calcext:value-type="string">
            <text:p>http://hafenmap-jodd.rhcloud.com/#&amp;level=land&amp;x=0.07&amp;y=0.25&amp;zoom=9&amp;spreadsheet=14-zDmLOtP9K4G6t4DdbE0WibPVPG27WLdfkDYaLqhB0&amp;tileset=tiles/</text:p>
          </table:table-cell>
          <table:table-cell table:number-columns-repeated="1013"/>
        </table:table-row>
        <table:table-row table:style-name="ro1">
          <table:table-cell table:style-name="ce3" table:content-validation-name="val1"/>
          <table:table-cell table:style-name="ce6" office:value-type="string" calcext:value-type="string">
            <text:p>Shadow Trades</text:p>
          </table:table-cell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-39.1" calcext:value-type="float">
            <text:p>-39.10</text:p>
          </table:table-cell>
          <table:table-cell table:style-name="ce11" table:content-validation-name="val3" office:value-type="float" office:value="61.1" calcext:value-type="float">
            <text:p>61.10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6]*[.F6]+[.G6]*[.G6]+[.H6]*[.H6])/3);0)" office:value-type="float" office:value="0" calcext:value-type="float">
            <text:p>0</text:p>
          </table:table-cell>
          <table:table-cell table:style-name="ce20" table:formula="of:=HYPERLINK(CONCATENATE(&quot;http://odditown.com/haven/map/#x=&quot;;[.D6];&quot;&amp;y=&quot;;[.E6];&quot;&amp;zoom=9&quot;))" office:value-type="string" office:string-value="http://odditown.com/haven/map/#x=-39.1&amp;y=61.1&amp;zoom=9" calcext:value-type="string">
            <text:p>http://odditown.com/haven/map/#x=-39.1&amp;y=61.1&amp;zoom=9</text:p>
          </table:table-cell>
          <table:table-cell table:style-name="ce27" table:formula="of:=HYPERLINK(CONCATENATE(&quot;http://hafenmap-jodd.rhcloud.com/#&amp;level=&quot;;[.C6]; &quot;&amp;x=&quot;;[.D6];&quot;&amp;y=&quot;;[.E6];&quot;&amp;zoom=9&amp;spreadsheet=&quot;; [$lists.$C$1]; &quot;&amp;tileset=&quot;; [$lists.$D$1]))" office:value-type="string" office:string-value="http://hafenmap-jodd.rhcloud.com/#&amp;level=land&amp;x=-39.1&amp;y=61.1&amp;zoom=9&amp;spreadsheet=14-zDmLOtP9K4G6t4DdbE0WibPVPG27WLdfkDYaLqhB0&amp;tileset=tiles/" calcext:value-type="string">
            <text:p>http://hafenmap-jodd.rhcloud.com/#&amp;level=land&amp;x=-39.1&amp;y=61.1&amp;zoom=9&amp;spreadsheet=14-zDmLOtP9K4G6t4DdbE0WibPVPG27WLdfkDYaLqhB0&amp;tileset=tiles/</text:p>
          </table:table-cell>
          <table:table-cell table:number-columns-repeated="1013"/>
        </table:table-row>
        <table:table-row table:style-name="ro1">
          <table:table-cell table:style-name="ce3" table:content-validation-name="val1"/>
          <table:table-cell table:style-name="ce6" office:value-type="string" calcext:value-type="string">
            <text:p>Luxor Market</text:p>
          </table:table-cell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-1.97" calcext:value-type="float">
            <text:p>-1.97</text:p>
          </table:table-cell>
          <table:table-cell table:style-name="ce11" table:content-validation-name="val3" office:value-type="float" office:value="-57.02" calcext:value-type="float">
            <text:p>-57.02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7]*[.F7]+[.G7]*[.G7]+[.H7]*[.H7])/3);0)" office:value-type="float" office:value="0" calcext:value-type="float">
            <text:p>0</text:p>
          </table:table-cell>
          <table:table-cell table:style-name="ce21" table:formula="of:=HYPERLINK(CONCATENATE(&quot;http://odditown.com/haven/map/#x=&quot;;[.D7];&quot;&amp;y=&quot;;[.E7];&quot;&amp;zoom=9&quot;))" office:value-type="string" office:string-value="http://odditown.com/haven/map/#x=-1.97&amp;y=-57.02&amp;zoom=9" calcext:value-type="string">
            <text:p>http://odditown.com/haven/map/#x=-1.97&amp;y=-57.02&amp;zoom=9</text:p>
          </table:table-cell>
          <table:table-cell table:style-name="ce28" table:formula="of:=HYPERLINK(CONCATENATE(&quot;http://hafenmap-jodd.rhcloud.com/#&amp;level=&quot;;[.C7]; &quot;&amp;x=&quot;;[.D7];&quot;&amp;y=&quot;;[.E7];&quot;&amp;zoom=9&amp;spreadsheet=&quot;; [$lists.$C$1]; &quot;&amp;tileset=&quot;; [$lists.$D$1]))" office:value-type="string" office:string-value="http://hafenmap-jodd.rhcloud.com/#&amp;level=land&amp;x=-1.97&amp;y=-57.02&amp;zoom=9&amp;spreadsheet=14-zDmLOtP9K4G6t4DdbE0WibPVPG27WLdfkDYaLqhB0&amp;tileset=tiles/" calcext:value-type="string">
            <text:p>http://hafenmap-jodd.rhcloud.com/#&amp;level=land&amp;x=-1.97&amp;y=-57.02&amp;zoom=9&amp;spreadsheet=14-zDmLOtP9K4G6t4DdbE0WibPVPG27WLdfkDYaLqhB0&amp;tileset=tiles/</text:p>
          </table:table-cell>
          <table:table-cell table:number-columns-repeated="1013"/>
        </table:table-row>
        <table:table-row table:style-name="ro1">
          <table:table-cell table:style-name="ce3" table:content-validation-name="val1"/>
          <table:table-cell table:style-name="ce6" office:value-type="string" calcext:value-type="string">
            <text:p>Cudda De Cheese Factory</text:p>
          </table:table-cell>
          <table:table-cell table:style-name="ce9" table:content-validation-name="val2" office:value-type="string" calcext:value-type="string">
            <text:p>land</text:p>
          </table:table-cell>
          <table:table-cell table:style-name="ce11" table:content-validation-name="val3" office:value-type="float" office:value="60" calcext:value-type="float">
            <text:p>60.00</text:p>
          </table:table-cell>
          <table:table-cell table:style-name="ce11" table:content-validation-name="val3" office:value-type="float" office:value="-46" calcext:value-type="float">
            <text:p>-46.00</text:p>
          </table:table-cell>
          <table:table-cell table:number-columns-repeated="3" table:style-name="ce13" table:content-validation-name="val4" office:value-type="float" office:value="0" calcext:value-type="float">
            <text:p>0</text:p>
          </table:table-cell>
          <table:table-cell table:style-name="ce14" table:formula="of:=ROUND(SQRT(([.F8]*[.F8]+[.G8]*[.G8]+[.H8]*[.H8])/3);0)" office:value-type="float" office:value="0" calcext:value-type="float">
            <text:p>0</text:p>
          </table:table-cell>
          <table:table-cell table:style-name="ce22" table:formula="of:=HYPERLINK(CONCATENATE(&quot;http://odditown.com/haven/map/#x=&quot;;[.D8];&quot;&amp;y=&quot;;[.E8];&quot;&amp;zoom=9&quot;))" office:value-type="string" office:string-value="http://odditown.com/haven/map/#x=60&amp;y=-46&amp;zoom=9" calcext:value-type="string">
            <text:p>http://odditown.com/haven/map/#x=60&amp;y=-46&amp;zoom=9</text:p>
          </table:table-cell>
          <table:table-cell table:style-name="ce29" table:formula="of:=HYPERLINK(CONCATENATE(&quot;http://hafenmap-jodd.rhcloud.com/#&amp;level=&quot;;[.C8]; &quot;&amp;x=&quot;;[.D8];&quot;&amp;y=&quot;;[.E8];&quot;&amp;zoom=9&amp;spreadsheet=&quot;; [$lists.$C$1]; &quot;&amp;tileset=&quot;; [$lists.$D$1]))" office:value-type="string" office:string-value="http://hafenmap-jodd.rhcloud.com/#&amp;level=land&amp;x=60&amp;y=-46&amp;zoom=9&amp;spreadsheet=14-zDmLOtP9K4G6t4DdbE0WibPVPG27WLdfkDYaLqhB0&amp;tileset=tiles/" calcext:value-type="string">
            <text:p>http://hafenmap-jodd.rhcloud.com/#&amp;level=land&amp;x=60&amp;y=-46&amp;zoom=9&amp;spreadsheet=14-zDmLOtP9K4G6t4DdbE0WibPVPG27WLdfkDYaLqhB0&amp;tileset=tiles/</text:p>
          </table:table-cell>
          <table:table-cell table:number-columns-repeated="101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hafenmap_poi.$A$1" table:cell-range-address="$hafenmap_poi.$A$1:.$K$4"/>
        </table:named-expressions>
      </table:table>
      <table:table table:name="lists" table:style-name="ta2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table:style-name="ce30" office:value-type="string" calcext:value-type="string">
            <text:p>Abyssal Chasm</text:p>
          </table:table-cell>
          <table:table-cell table:style-name="ce30" office:value-type="string" calcext:value-type="string">
            <text:p>land</text:p>
          </table:table-cell>
          <table:table-cell table:style-name="ce31" office:value-type="string" calcext:value-type="string">
            <text:p>14-zDmLOtP9K4G6t4DdbE0WibPVPG27WLdfkDYaLqhB0</text:p>
          </table:table-cell>
          <table:table-cell table:style-name="ce31" office:value-type="string" calcext:value-type="string">
            <text:p>tiles/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Ancient Windthrow</text:p>
          </table:table-cell>
          <table:table-cell table:style-name="ce30" office:value-type="string" calcext:value-type="string">
            <text:p>cave1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dger</text:p>
          </table:table-cell>
          <table:table-cell table:style-name="ce30" office:value-type="string" calcext:value-type="string">
            <text:p>cave2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rter Stand</text:p>
          </table:table-cell>
          <table:table-cell table:style-name="ce30" office:value-type="string" calcext:value-type="string">
            <text:p>cave3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salt</text:p>
          </table:table-cell>
          <table:table-cell table:style-name="ce30" office:value-type="string" calcext:value-type="string">
            <text:p>cave4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at</text:p>
          </table:table-cell>
          <table:table-cell table:style-name="ce30" office:value-type="string" calcext:value-type="string">
            <text:p>cave5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Bear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Black Coal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Black Or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Blood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Boa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Border Cairn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assiterit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av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ave Organ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halcopyrit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harter 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innaba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laim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lay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lay Pit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Coronation 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Direvein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Dolomit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Dragonfly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Feldspa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Fish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Flint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Fox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Galena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Geyse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Gneis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Granit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Guano Pil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eadwater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eart of the Wood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eavy Earth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edgehog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orn Silve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Hors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Ice Spir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Iron Ochr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Jotun Mussel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Leaf Or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Lime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Lynx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alachit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ammoth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arbl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ile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ine Hol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oos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Mussels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Porphyry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Quartz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Reddee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Rock Crystal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alt Basin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and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andsto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chist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chrifterz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ilvershin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oil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Sublime Portico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Troll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Villag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Water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30" office:value-type="string" calcext:value-type="string">
            <text:p>Wooden Roadsign</text:p>
          </table:table-cell>
          <table:table-cell table:style-name="ce30"/>
          <table:table-cell table:number-columns-repeated="1022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hafenmap_poi.A1:hafenmap_poi.K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fenmap_5f_poi" style:display-name="PageStyle_hafenmap_p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8" meta:object-count="0"/>
    <meta:generator>LibreOfficeDev/5.1.0.3$Linux_X86_64 LibreOffice_project/</meta:generator>
  </office:meta>
</office:document-meta>
</file>